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bill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X-xbar</text:p>
          </table:table-cell>
          <table:table-cell office:value-type="string" calcext:value-type="string">
            <text:p>Y-ybar</text:p>
          </table:table-cell>
          <table:table-cell office:value-type="string" calcext:value-type="string">
            <text:p>X-xbar^2</text:p>
          </table:table-cell>
          <table:table-cell office:value-type="string" calcext:value-type="string">
            <text:p>xy_bar</text:p>
          </table:table-cell>
          <table:table-cell office:value-type="string" calcext:value-type="string">
            <text:p>y_pred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A3]-[.$A$9]" office:value-type="float" office:value="-40" calcext:value-type="float">
            <text:p>-40</text:p>
          </table:table-cell>
          <table:table-cell table:formula="of:=[.B3]-[.$B$9]" office:value-type="float" office:value="-5" calcext:value-type="float">
            <text:p>-5</text:p>
          </table:table-cell>
          <table:table-cell table:formula="of:=[.C3]^2" office:value-type="float" office:value="1600" calcext:value-type="float">
            <text:p>1600</text:p>
          </table:table-cell>
          <table:table-cell table:formula="of:=[.C3]*[.D3]" office:value-type="float" office:value="200" calcext:value-type="float">
            <text:p>200</text:p>
          </table:table-cell>
          <table:table-cell table:formula="of:=[.$B$13]+([.$B$12]*[.A3])" office:value-type="float" office:value="4.15121255349501" calcext:value-type="float">
            <text:p>4.15121255349501</text:p>
          </table:table-cell>
          <table:table-cell table:formula="of:=([.G3]-[.$B$9])^2" office:value-type="float" office:value="34.2083145943944" calcext:value-type="float">
            <text:p>34.2083145943944</text:p>
          </table:table-cell>
          <table:table-cell table:formula="of:=[.D3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table:formula="of:=[.A4]-[.$A$9]" office:value-type="float" office:value="34" calcext:value-type="float">
            <text:p>34</text:p>
          </table:table-cell>
          <table:table-cell table:formula="of:=[.B4]-[.$B$9]" office:value-type="float" office:value="7" calcext:value-type="float">
            <text:p>7</text:p>
          </table:table-cell>
          <table:table-cell table:formula="of:=[.C4]^2" office:value-type="float" office:value="1156" calcext:value-type="float">
            <text:p>1156</text:p>
          </table:table-cell>
          <table:table-cell table:formula="of:=[.C4]*[.D4]" office:value-type="float" office:value="238" calcext:value-type="float">
            <text:p>238</text:p>
          </table:table-cell>
          <table:table-cell table:formula="of:=[.$B$13]+([.$B$12]*[.A4])" office:value-type="float" office:value="14.9714693295292" calcext:value-type="float">
            <text:p>14.9714693295292</text:p>
          </table:table-cell>
          <table:table-cell table:formula="of:=([.G4]-[.$B$9])^2" office:value-type="float" office:value="24.71550729445" calcext:value-type="float">
            <text:p>24.71550729445</text:p>
          </table:table-cell>
          <table:table-cell table:formula="of:=[.D4]^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formula="of:=[.A5]-[.$A$9]" office:value-type="float" office:value="-10" calcext:value-type="float">
            <text:p>-10</text:p>
          </table:table-cell>
          <table:table-cell table:formula="of:=[.B5]-[.$B$9]" office:value-type="float" office:value="1" calcext:value-type="float">
            <text:p>1</text:p>
          </table:table-cell>
          <table:table-cell table:formula="of:=[.C5]^2" office:value-type="float" office:value="100" calcext:value-type="float">
            <text:p>100</text:p>
          </table:table-cell>
          <table:table-cell table:formula="of:=[.C5]*[.D5]" office:value-type="float" office:value="-10" calcext:value-type="float">
            <text:p>-10</text:p>
          </table:table-cell>
          <table:table-cell table:formula="of:=[.$B$13]+([.$B$12]*[.A5])" office:value-type="float" office:value="8.53780313837375" calcext:value-type="float">
            <text:p>8.53780313837375</text:p>
          </table:table-cell>
          <table:table-cell table:formula="of:=([.G5]-[.$B$9])^2" office:value-type="float" office:value="2.13801966214965" calcext:value-type="float">
            <text:p>2.13801966214965</text:p>
          </table:table-cell>
          <table:table-cell table:formula="of:=[.D5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[.A6]-[.$A$9]" office:value-type="float" office:value="14" calcext:value-type="float">
            <text:p>14</text:p>
          </table:table-cell>
          <table:table-cell table:formula="of:=[.B6]-[.$B$9]" office:value-type="float" office:value="-2" calcext:value-type="float">
            <text:p>-2</text:p>
          </table:table-cell>
          <table:table-cell table:formula="of:=[.C6]^2" office:value-type="float" office:value="196" calcext:value-type="float">
            <text:p>196</text:p>
          </table:table-cell>
          <table:table-cell table:formula="of:=[.C6]*[.D6]" office:value-type="float" office:value="-28" calcext:value-type="float">
            <text:p>-28</text:p>
          </table:table-cell>
          <table:table-cell table:formula="of:=[.$B$13]+([.$B$12]*[.A6])" office:value-type="float" office:value="12.0470756062767" calcext:value-type="float">
            <text:p>12.0470756062767</text:p>
          </table:table-cell>
          <table:table-cell table:formula="of:=([.G6]-[.$B$9])^2" office:value-type="float" office:value="4.19051853781331" calcext:value-type="float">
            <text:p>4.19051853781331</text:p>
          </table:table-cell>
          <table:table-cell table:formula="of:=[.D6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table:formula="of:=[.A7]-[.$A$9]" office:value-type="float" office:value="25" calcext:value-type="float">
            <text:p>25</text:p>
          </table:table-cell>
          <table:table-cell table:formula="of:=[.B7]-[.$B$9]" office:value-type="float" office:value="4" calcext:value-type="float">
            <text:p>4</text:p>
          </table:table-cell>
          <table:table-cell table:formula="of:=[.C7]^2" office:value-type="float" office:value="625" calcext:value-type="float">
            <text:p>625</text:p>
          </table:table-cell>
          <table:table-cell table:formula="of:=[.C7]*[.D7]" office:value-type="float" office:value="100" calcext:value-type="float">
            <text:p>100</text:p>
          </table:table-cell>
          <table:table-cell table:formula="of:=[.$B$13]+([.$B$12]*[.A7])" office:value-type="float" office:value="13.6554921540656" calcext:value-type="float">
            <text:p>13.6554921540656</text:p>
          </table:table-cell>
          <table:table-cell table:formula="of:=([.G7]-[.$B$9])^2" office:value-type="float" office:value="13.3626228884353" calcext:value-type="float">
            <text:p>13.3626228884353</text:p>
          </table:table-cell>
          <table:table-cell table:formula="of:=[.D7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A8]-[.$A$9]" office:value-type="float" office:value="-23" calcext:value-type="float">
            <text:p>-23</text:p>
          </table:table-cell>
          <table:table-cell table:formula="of:=[.B8]-[.$B$9]" office:value-type="float" office:value="-5" calcext:value-type="float">
            <text:p>-5</text:p>
          </table:table-cell>
          <table:table-cell table:formula="of:=[.C8]^2" office:value-type="float" office:value="529" calcext:value-type="float">
            <text:p>529</text:p>
          </table:table-cell>
          <table:table-cell table:formula="of:=[.C8]*[.D8]" office:value-type="float" office:value="115" calcext:value-type="float">
            <text:p>115</text:p>
          </table:table-cell>
          <table:table-cell table:formula="of:=[.$B$13]+([.$B$12]*[.A8])" office:value-type="float" office:value="6.63694721825963" calcext:value-type="float">
            <text:p>6.63694721825963</text:p>
          </table:table-cell>
          <table:table-cell table:formula="of:=([.G8]-[.$B$9])^2" office:value-type="float" office:value="11.3101240127716" calcext:value-type="float">
            <text:p>11.3101240127716</text:p>
          </table:table-cell>
          <table:table-cell table:formula="of:=[.D8]^2" office:value-type="float" office:value="25" calcext:value-type="float">
            <text:p>25</text:p>
          </table:table-cell>
        </table:table-row>
        <table:table-row table:style-name="ro1">
          <table:table-cell table:formula="of:=AVERAGE([.A3:.A8])" office:value-type="float" office:value="74" calcext:value-type="float">
            <text:p>74</text:p>
          </table:table-cell>
          <table:table-cell table:formula="of:=AVERAGE([.B3:.B8])" office:value-type="float" office:value="10" calcext:value-type="float">
            <text:p>10</text:p>
          </table:table-cell>
          <table:table-cell table:number-columns-repeated="2"/>
          <table:table-cell table:formula="of:=SUM([.E2:.E8])" office:value-type="float" office:value="4206" calcext:value-type="float">
            <text:p>4206</text:p>
          </table:table-cell>
          <table:table-cell table:formula="of:=SUM([.F2:.F8])" office:value-type="float" office:value="615" calcext:value-type="float">
            <text:p>615</text:p>
          </table:table-cell>
          <table:table-cell/>
          <table:table-cell table:formula="of:=SUM([.H3:.H8])" office:value-type="float" office:value="89.9251069900143" calcext:value-type="float">
            <text:p>89.9251069900143</text:p>
          </table:table-cell>
          <table:table-cell table:formula="of:=SUM([.I3:.I8])" office:value-type="float" office:value="120" calcext:value-type="float">
            <text:p>12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1</text:p>
          </table:table-cell>
          <table:table-cell table:formula="of:=[.F9]/[.E9]" office:value-type="float" office:value="0.146219686162625" calcext:value-type="float">
            <text:p>0.146219686162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0</text:p>
          </table:table-cell>
          <table:table-cell table:formula="of:=10-([.B12]*74)" office:value-type="float" office:value="-0.820256776034237" calcext:value-type="float">
            <text:p>-0.82025677603423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B$13]+([.$B$12]*[.A15])" office:value-type="float" office:value="49.6255349500713" calcext:value-type="float">
            <text:p>49.6255349500713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B$13]+([.$B$12]*[.A16])" office:value-type="float" office:value="43.0456490727532" calcext:value-type="float">
            <text:p>43.045649072753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^2</text:p>
          </table:table-cell>
          <table:table-cell table:formula="of:=[.H9]/[.I9]" office:value-type="float" office:value="0.749375891583452" calcext:value-type="float">
            <text:p>0.7493758915834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5T08:43:43.151607581</meta:creation-date>
    <dc:date>2025-03-15T09:11:20.444218506</dc:date>
    <meta:editing-duration>PT27M36S</meta:editing-duration>
    <meta:editing-cycles>3</meta:editing-cycles>
    <meta:generator>LibreOffice/25.2.1.2$Linux_X86_64 LibreOffice_project/d3abf4aee5fd705e4a92bba33a32f40bc4e56f49</meta:generator>
    <meta:document-statistic meta:table-count="1" meta:cell-count="77" meta:object-count="0"/>
  </office:meta>
</office:document-meta>
</file>